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mic Sans MS" officeooo:rsid="001bd0dc" officeooo:paragraph-rsid="001bd0dc"/>
    </style:style>
    <style:style style:name="P2" style:family="paragraph" style:parent-style-name="Table_20_Contents">
      <style:text-properties style:font-name="Comic Sans MS" officeooo:rsid="001bd0dc" officeooo:paragraph-rsid="001bd0dc"/>
    </style:style>
    <style:style style:name="P3" style:family="paragraph" style:parent-style-name="Standard">
      <style:text-properties style:font-name="Comic Sans MS" officeooo:rsid="001c40af" officeooo:paragraph-rsid="001c40af"/>
    </style:style>
    <style:style style:name="P4" style:family="paragraph" style:parent-style-name="Table_20_Contents">
      <style:text-properties style:font-name="Comic Sans MS" officeooo:rsid="001eb036" officeooo:paragraph-rsid="001eb036"/>
    </style:style>
    <style:style style:name="P5" style:family="paragraph" style:parent-style-name="Standard">
      <style:text-properties style:font-name="Comic Sans MS" officeooo:rsid="001eb036" officeooo:paragraph-rsid="001c40af"/>
    </style:style>
    <style:style style:name="P6" style:family="paragraph" style:parent-style-name="Standard">
      <style:text-properties style:font-name="Comic Sans MS" officeooo:rsid="0025df7a" officeooo:paragraph-rsid="0025df7a"/>
    </style:style>
    <style:style style:name="P7" style:family="paragraph" style:parent-style-name="Standard">
      <style:text-properties style:font-name="Comic Sans MS" officeooo:rsid="002ad9d6" officeooo:paragraph-rsid="002ad9d6"/>
    </style:style>
    <style:style style:name="P8" style:family="paragraph" style:parent-style-name="Standard">
      <style:text-properties style:font-name="Comic Sans MS" officeooo:rsid="002e1653" officeooo:paragraph-rsid="002e1653"/>
    </style:style>
    <style:style style:name="P9" style:family="paragraph" style:parent-style-name="Standard">
      <style:text-properties style:font-name="Comic Sans MS" officeooo:rsid="002e4925" officeooo:paragraph-rsid="002e4925"/>
    </style:style>
    <style:style style:name="P10" style:family="paragraph" style:parent-style-name="Standard">
      <style:text-properties style:font-name="Comic Sans MS" officeooo:rsid="002f795f" officeooo:paragraph-rsid="002f795f"/>
    </style:style>
    <style:style style:name="T1" style:family="text">
      <style:text-properties officeooo:rsid="001d48a2"/>
    </style:style>
    <style:style style:name="T2" style:family="text">
      <style:text-properties officeooo:rsid="001eb036"/>
    </style:style>
    <style:style style:name="T3" style:family="text">
      <style:text-properties officeooo:rsid="00277641"/>
    </style:style>
    <style:style style:name="T4" style:family="text">
      <style:text-properties officeooo:rsid="0027c02d"/>
    </style:style>
    <style:style style:name="T5" style:family="text">
      <style:text-properties officeooo:rsid="00296837"/>
    </style:style>
    <style:style style:name="T6" style:family="text">
      <style:text-properties officeooo:rsid="002a835d"/>
    </style:style>
    <style:style style:name="T7" style:family="text">
      <style:text-properties officeooo:rsid="002ad9d6"/>
    </style:style>
    <style:style style:name="T8" style:family="text">
      <style:text-properties officeooo:rsid="002e4925"/>
    </style:style>
    <style:style style:name="T9" style:family="text">
      <style:text-properties officeooo:rsid="002f7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ikidao La Rocca</text:span><text:tab/><text:tab/><text:tab/><text:tab/><text:tab/><text:tab/><text:span text:style-name="T2">(</text:span>Connexion<text:span text:style-name="T2">)</text:span></text:p>
      <text:p text:style-name="P1"/>
      <table:table table:name="Tableau1" table:style-name="Tableau1">
        <table:table-column table:style-name="Tableau1.A" table:number-columns-repeated="5"/>
        <table:table-column table:style-name="Tableau1.F"/>
        <table:table-row table:style-name="TableLine1668235336896">
          <table:table-cell table:style-name="Tableau1.A1" office:value-type="string">
            <text:p text:style-name="P2">Accueil :</text:p>
            <text:p text:style-name="P4">truc défilant</text:p>
          </table:table-cell>
          <table:table-cell table:style-name="Tableau1.A1" office:value-type="string">
            <text:p text:style-name="P2">Info :</text:p>
            <text:p text:style-name="P4">gymnase</text:p>
          </table:table-cell>
          <table:table-cell table:style-name="Tableau1.A1" office:value-type="string">
            <text:p text:style-name="P2">Event :</text:p>
            <text:p text:style-name="P4">calendrier</text:p>
            <text:p text:style-name="P4">à venir</text:p>
          </table:table-cell>
          <table:table-cell table:style-name="Tableau1.A1" office:value-type="string">
            <text:p text:style-name="P2">Histoire :</text:p>
            <text:p text:style-name="P4">Ô sensei</text:p>
            <text:p text:style-name="P4">aikido</text:p>
          </table:table-cell>
          <table:table-cell table:style-name="Tableau1.A1" office:value-type="string">
            <text:p text:style-name="P2">inscription</text:p>
          </table:table-cell>
          <table:table-cell table:style-name="Tableau1.F1" office:value-type="string">
            <text:p text:style-name="P2">(club)</text:p>
          </table:table-cell>
        </table:table-row>
      </table:table>
      <text:p text:style-name="P1"/>
      <text:p text:style-name="P1">à l’affiche <text:tab/>truc de la page<text:tab/><text:tab/><text:tab/><text:tab/>nav rapide</text:p>
      <text:p text:style-name="P1">(event à venir, </text:p>
      <text:p text:style-name="P1">passage…) </text:p>
      <text:p text:style-name="P1"/>
      <text:p text:style-name="P3">contact, <text:span text:style-name="T1">réseaux, </text:span>mention légal, chépakoi qui va en bas des site. </text:p>
      <text:p text:style-name="P3"/>
      <text:p text:style-name="P5"/>
      <text:p text:style-name="P5"/>
      <text:p text:style-name="P6">Liste page : </text:p>
      <text:p text:style-name="P6">- <text:span text:style-name="T3">accueil : </text:span><text:span text:style-name="T7">présentation</text:span></text:p>
      <text:p text:style-name="P6"/>
      <text:p text:style-name="P6">- <text:span text:style-name="T3">info</text:span></text:p>
      <text:p text:style-name="P6">- <text:span text:style-name="T4">gymnase merlan cerisaie : lieu, horaire, tarif… </text:span></text:p>
      <text:p text:style-name="P6"/>
      <text:p text:style-name="P6">- <text:span text:style-name="T3">event</text:span></text:p>
      <text:p text:style-name="P6">- <text:span text:style-name="T4">à venir : </text:span></text:p>
      <text:p text:style-name="P6">- <text:span text:style-name="T4">calendrier : </text:span></text:p>
      <text:p text:style-name="P6"/>
      <text:p text:style-name="P6">- <text:span text:style-name="T3">histoire</text:span></text:p>
      <text:p text:style-name="P6">- <text:span text:style-name="T4">Ô sensei : ueshiba, nagazaki, benahim</text:span></text:p>
      <text:p text:style-name="P6">- <text:span text:style-name="T4">aikido :</text:span></text:p>
      <text:p text:style-name="P6"/>
      <text:p text:style-name="P6">- <text:span text:style-name="T5">inscription : </text:span><text:span text:style-name="T6">contact mail</text:span></text:p>
      <text:p text:style-name="P6"/>
      <text:p text:style-name="P6"/>
      <text:p text:style-name="P7">à l’affiche :</text:p>
      <text:p text:style-name="P7">- inscription</text:p>
      <text:p text:style-name="P7">- réseaux</text:p>
      <text:p text:style-name="P7">- event</text:p>
      <text:p text:style-name="P7"/>
      <text:p text:style-name="P7"/>
      <text:p text:style-name="P10">squelette vide : vendredi</text:p>
      <text:p text:style-name="P10">serv discord : image, police, (samedi)</text:p>
      <text:p text:style-name="P8">squelette <text:span text:style-name="T9">plein</text:span> : titre, menu, affiche, contact <text:span text:style-name="T8">(samedi aprem)</text:span></text:p>
      <text:p text:style-name="P9">pages : dimanche</text:p>
      <text:p text:style-name="P10">mise en ligne : on verra (lundi ?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9T15:42:20.323000000</dc:date>
    <meta:editing-duration>PT5H44M36S</meta:editing-duration>
    <meta:editing-cycles>20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37" meta:word-count="128" meta:character-count="698" meta:non-whitespace-character-count="591"/>
  </office:meta>
</office:document-meta>
</file>